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51701711" text:style-name="List_20_1">
        <text:list-item>
          <text:p text:style-name="List_20_1">First level</text:p>
          <text:list>
            <text:list-item>
              <text:p text:style-name="List_20_1">Second level</text:p>
            </text:list-item>
          </text:list>
        </text:list-item>
      </text:list>
      <text:list xml:id="list1273767641" text:style-name="List_20_2">
        <text:list-item>
          <text:list>
            <text:list-item>
              <text:p text:style-name="List_20_2">Second but restarted</text:p>
            </text:list-item>
          </text:list>
        </text:list-item>
        <text:list-item>
          <text:p text:style-name="List_20_2">First aga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/>
    </style:style>
    <style:style style:name="List_20_2" style:display-name="List 2" style:family="paragraph" style:parent-style-name="List" style:list-style-name="List_20_2" style:class="list">
      <style:paragraph-properties fo:margin-top="0in" fo:margin-bottom="0.0835i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7-30T09:53:47</meta:creation-date>
    <meta:generator>LibreOffice/3.5$Linux_x86 LibreOffice_project/350m1$Build-2</meta:generator>
    <dc:date>2013-07-30T19:49:39</dc:date>
    <dc:creator>Stefan Merten</dc:creator>
    <meta:editing-duration>PT26M52S</meta:editing-duration>
    <meta:editing-cycles>16</meta:editing-cycles>
    <meta:document-statistic meta:table-count="0" meta:image-count="0" meta:object-count="0" meta:page-count="1" meta:paragraph-count="4" meta:word-count="13" meta:character-count="58" meta:non-whitespace-character-count="53"/>
  </office:meta>
</office:document-meta>
</file>